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.72cm" fo:margin-right="0cm" fo:text-indent="-0.72cm" style:auto-text-indent="false">
        <style:tab-stops/>
      </style:paragraph-properties>
      <style:text-properties style:font-name="DejaVu Sans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élula (pessoa, entidade, organização)</text:p>
      <text:p text:style-name="P2">Microscópio</text:p>
      <text:p text:style-name="P2">Macroscópio</text:p>
      <text:p text:style-name="P1">Visível</text:p>
      <text:p text:style-name="P1">Invisí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12T18:26:22</meta:creation-date>
    <dc:date>2014-09-12T18:28:24</dc:date>
    <dc:creator>Danilo </dc:creator>
    <meta:editing-duration>P0D</meta:editing-duration>
    <meta:editing-cycles>1</meta:editing-cycles>
    <meta:document-statistic meta:table-count="0" meta:image-count="0" meta:object-count="0" meta:page-count="1" meta:paragraph-count="5" meta:word-count="8" meta:character-count="76" meta:non-whitespace-character-count="73"/>
    <meta:generator>LibreOffice/3.5$Linux_X86_64 LibreOffice_project/350m1$Build-2</meta:generator>
  </office:meta>
</office:document-meta>
</file>